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38cm"/>
    </style:style>
    <style:style style:name="gr5" style:family="graphic" style:parent-style-name="standard">
      <style:graphic-properties draw:stroke="none" draw:fill="none" fo:min-height="0.547cm"/>
    </style:style>
    <style:style style:name="gr6" style:family="graphic" style:parent-style-name="standard">
      <style:graphic-properties draw:stroke="none" draw:fill="solid" draw:fill-color="#dddddd" draw:textarea-vertical-align="middle"/>
    </style:style>
    <style:style style:name="gr7" style:family="graphic" style:parent-style-name="standard">
      <style:graphic-properties draw:fill="none" draw:textarea-vertical-align="middle"/>
    </style:style>
    <style:style style:name="gr8" style:family="graphic" style:parent-style-name="objectwithoutfill">
      <style:graphic-properties draw:marker-end="Arrow_20_concave" draw:marker-end-width="0.2cm" draw:fill="none" draw:textarea-vertical-align="middle"/>
    </style:style>
    <style:style style:name="gr9" style:family="graphic" style:parent-style-name="standard">
      <style:graphic-properties draw:fill="solid" draw:fill-color="#ddddd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2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="solid" draw:fill-color="#ffffff" draw:textarea-vertical-align="middle"/>
    </style:style>
    <style:style style:name="gr15" style:family="graphic" style:parent-style-name="standard">
      <style:graphic-properties draw:fill="solid" draw:fill-color="#ffffff" draw:textarea-vertical-align="middle" draw:auto-grow-height="false" fo:min-height="0cm" fo:min-width="0cm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dash" draw:stroke-dash="Ultrafine_20_Dashed" draw:fill="none" draw:fill-color="#99ffc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691cm"/>
    </style:style>
    <style:style style:name="gr19" style:family="graphic" style:parent-style-name="standard">
      <style:graphic-properties draw:fill="none" draw:fill-color="#ffffcc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4pt" style:font-size-asian="14pt" style:font-size-complex="14pt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5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8" style:family="paragraph">
      <style:paragraph-properties fo:text-align="center"/>
      <style:text-properties fo:color="#333333" fo:font-family="'Times New Roman'" style:font-pitch="variable" fo:font-size="13pt" style:font-size-asian="13pt" style:font-size-complex="13pt"/>
    </style:style>
    <style:style style:name="P9" style:family="paragraph">
      <style:paragraph-properties fo:text-align="center"/>
      <style:text-properties fo:color="#b2b2b2" fo:font-family="'Times New Roman'" style:font-family-generic="roman" style:font-pitch="variable" fo:font-size="14pt" style:font-size-asian="14pt" style:font-size-complex="14pt"/>
    </style:style>
    <style:style style:name="P10" style:family="paragraph">
      <style:text-properties fo:color="#333333" fo:font-family="'Times New Roman'" style:font-pitch="variable" fo:font-size="16pt" style:font-size-asian="16pt" style:font-size-complex="16pt"/>
    </style:style>
    <style:style style:name="P11" style:family="paragraph">
      <style:paragraph-properties fo:text-align="center"/>
      <style:text-properties fo:color="#1c1c1c" fo:font-family="'Times New Roman'" style:font-pitch="variable" fo:font-size="13pt" style:font-size-asian="13pt" style:font-size-complex="13pt"/>
    </style:style>
    <style:style style:name="T1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4" style:family="text">
      <style:text-properties fo:color="#333333" fo:font-family="'Times New Roman'" style:font-pitch="variable" fo:font-size="13pt" style:font-size-asian="13pt" style:font-size-complex="13pt"/>
    </style:style>
    <style:style style:name="T5" style:family="text">
      <style:text-properties fo:color="#b2b2b2" fo:font-family="'Times New Roman'" style:font-family-generic="roman" style:font-pitch="variable" fo:font-size="14pt" style:font-size-asian="14pt" style:font-size-complex="14pt"/>
    </style:style>
    <style:style style:name="T6" style:family="text">
      <style:text-properties fo:color="#333333" fo:font-family="'Times New Roman'" style:font-pitch="variable" fo:font-size="16pt" style:font-size-asian="16pt" style:font-size-complex="16pt"/>
    </style:style>
    <style:style style:name="T7" style:family="text">
      <style:text-properties fo:color="#1c1c1c" fo:font-family="'Times New Roman'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5.722cm" svg:height="2.684cm" svg:x="14.9cm" svg:y="5.964cm">
          <text:p text:style-name="P1"><text:span text:style-name="T1">Remote Server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2" draw:layer="layout" svg:width="4.406cm" svg:height="2.684cm" svg:x="8.542cm" svg:y="5.964cm">
          <text:p text:style-name="P1"><text:span text:style-name="T1">Local Server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line draw:style-name="gr2" draw:text-style-name="P3" draw:layer="layout" svg:x1="7.449cm" svg:y1="9.856cm" svg:x2="21.716cm" svg:y2="9.842cm">
          <text:p/>
        </draw:line>
        <draw:line draw:style-name="gr2" draw:text-style-name="P4" draw:layer="layout" svg:x1="10.745cm" svg:y1="9.832cm" svg:x2="10.745cm" svg:y2="8.671cm">
          <text:p/>
        </draw:line>
        <draw:line draw:style-name="gr2" draw:text-style-name="P2" draw:layer="layout" svg:x1="17.761cm" svg:y1="9.833cm" svg:x2="17.761cm" svg:y2="8.672cm">
          <text:p/>
        </draw:line>
        <draw:custom-shape draw:style-name="gr3" draw:text-style-name="P2" draw:layer="layout" svg:width="2.63cm" svg:height="1.431cm" svg:x="16.446cm" svg:y="6.958cm">
          <text:p text:style-name="P1"><text:span text:style-name="T1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5" draw:layer="layout" svg:width="3.838cm" svg:height="0.954cm" svg:x="15.827cm" svg:y="9.938cm">
          <draw:text-box>
            <text:p><text:span text:style-name="T1">192.168.128.193</text:span></text:p>
          </draw:text-box>
        </draw:frame>
        <draw:frame draw:style-name="gr4" draw:text-style-name="P5" draw:layer="layout" svg:width="3.838cm" svg:height="0.954cm" svg:x="8.815cm" svg:y="9.938cm">
          <draw:text-box>
            <text:p><text:span text:style-name="T1">192.168.128.175</text:span></text:p>
          </draw:text-box>
        </draw:frame>
        <draw:frame draw:style-name="gr5" draw:text-style-name="P3" draw:layer="layout" svg:width="2.424cm" svg:height="0.797cm" svg:x="18.049cm" svg:y="8.738cm">
          <draw:text-box>
            <text:p text:style-name="P1"><text:span text:style-name="T1">22, 5432</text:span></text:p>
          </draw:text-box>
        </draw:frame>
        <draw:rect draw:style-name="gr6" draw:text-style-name="P4" draw:layer="layout" svg:width="2.6cm" svg:height="0.45cm" svg:x="9.496cm" svg:y="6.726cm">
          <text:p text:style-name="P1"><text:span text:style-name="T2">pg_tuner</text:span></text:p>
        </draw:rect>
        <draw:rect draw:style-name="gr6" draw:text-style-name="P6" draw:layer="layout" svg:width="2.455cm" svg:height="0.447cm" svg:x="9.569cm" svg:y="7.406cm">
          <text:p text:style-name="P1"><text:span text:style-name="T2">sysbench</text:span></text:p>
        </draw:rect>
        <draw:rect draw:style-name="gr6" draw:text-style-name="P6" draw:layer="layout" svg:width="2.46cm" svg:height="0.448cm" svg:x="9.566cm" svg:y="8.073cm">
          <text:p text:style-name="P1"><text:span text:style-name="T2">pgbench</text:span></text:p>
        </draw:rect>
        <draw:rect draw:style-name="gr7" draw:text-style-name="P1" draw:layer="layout" svg:width="26.796cm" svg:height="7.238cm" svg:x="1.184cm" svg:y="4.307cm">
          <text:p/>
        </draw:rect>
      </draw:page>
      <draw:page draw:name="page2" draw:style-name="dp1" draw:master-page-name="標準">
        <draw:line draw:style-name="gr8" draw:text-style-name="P3" draw:layer="layout" svg:x1="6.629cm" svg:y1="10.434cm" svg:x2="23.499cm" svg:y2="10.424cm">
          <text:p/>
        </draw:line>
        <draw:line draw:style-name="gr2" draw:text-style-name="P3" draw:layer="layout" svg:x1="6.68cm" svg:y1="10.424cm" svg:x2="6.68cm" svg:y2="5.556cm">
          <text:p/>
        </draw:line>
        <draw:rect draw:style-name="gr9" draw:text-style-name="P7" draw:layer="layout" svg:width="14.83cm" svg:height="0.8cm" svg:x="6.706cm" svg:y="6.599cm">
          <text:p text:style-name="P1"><text:span text:style-name="T3">oltp_read_write</text:span></text:p>
        </draw:rect>
        <draw:line draw:style-name="gr2" draw:text-style-name="P3" draw:layer="layout" svg:x1="9.616cm" svg:y1="10.195cm" svg:x2="9.616cm" svg:y2="10.399cm">
          <text:p/>
        </draw:line>
        <draw:line draw:style-name="gr2" draw:text-style-name="P3" draw:layer="layout" svg:x1="12.577cm" svg:y1="10.195cm" svg:x2="12.577cm" svg:y2="10.399cm">
          <text:p/>
        </draw:line>
        <draw:line draw:style-name="gr2" draw:text-style-name="P3" draw:layer="layout" svg:x1="15.537cm" svg:y1="10.195cm" svg:x2="15.537cm" svg:y2="10.399cm">
          <text:p/>
        </draw:line>
        <draw:line draw:style-name="gr2" draw:text-style-name="P3" draw:layer="layout" svg:x1="18.498cm" svg:y1="10.195cm" svg:x2="18.498cm" svg:y2="10.399cm">
          <text:p/>
        </draw:line>
        <draw:line draw:style-name="gr2" draw:text-style-name="P3" draw:layer="layout" svg:x1="21.456cm" svg:y1="10.195cm" svg:x2="21.456cm" svg:y2="10.399cm">
          <text:p/>
        </draw:line>
        <draw:frame draw:style-name="gr10" draw:text-style-name="P5" draw:layer="layout" svg:width="0.748cm" svg:height="0.797cm" svg:x="6.308cm" svg:y="10.361cm">
          <draw:text-box>
            <text:p><text:span text:style-name="T1">0</text:span></text:p>
          </draw:text-box>
        </draw:frame>
        <draw:frame draw:style-name="gr11" draw:text-style-name="P5" draw:layer="layout" svg:width="1.096cm" svg:height="0.797cm" svg:x="12.109cm" svg:y="10.361cm">
          <draw:text-box>
            <text:p><text:span text:style-name="T1">10</text:span></text:p>
          </draw:text-box>
        </draw:frame>
        <draw:frame draw:style-name="gr12" draw:text-style-name="P5" draw:layer="layout" svg:width="0.706cm" svg:height="0.806cm" svg:x="9.209cm" svg:y="10.361cm">
          <draw:text-box>
            <text:p><text:span text:style-name="T1">5</text:span></text:p>
          </draw:text-box>
        </draw:frame>
        <draw:frame draw:style-name="gr11" draw:text-style-name="P5" draw:layer="layout" svg:width="1.096cm" svg:height="0.797cm" svg:x="15.009cm" svg:y="10.361cm">
          <draw:text-box>
            <text:p><text:span text:style-name="T1">15</text:span></text:p>
          </draw:text-box>
        </draw:frame>
        <draw:frame draw:style-name="gr11" draw:text-style-name="P5" draw:layer="layout" svg:width="1.096cm" svg:height="0.797cm" svg:x="17.909cm" svg:y="10.361cm">
          <draw:text-box>
            <text:p><text:span text:style-name="T1">20</text:span></text:p>
          </draw:text-box>
        </draw:frame>
        <draw:frame draw:style-name="gr11" draw:text-style-name="P5" draw:layer="layout" svg:width="1.096cm" svg:height="0.797cm" svg:x="20.909cm" svg:y="10.361cm">
          <draw:text-box>
            <text:p><text:span text:style-name="T1">25</text:span></text:p>
          </draw:text-box>
        </draw:frame>
        <draw:frame draw:style-name="gr11" draw:text-style-name="P5" draw:layer="layout" svg:width="2.488cm" svg:height="0.797cm" svg:x="23.409cm" svg:y="10.061cm">
          <draw:text-box>
            <text:p><text:span text:style-name="T1">time[sec]</text:span></text:p>
          </draw:text-box>
        </draw:frame>
        <draw:rect draw:style-name="gr9" draw:text-style-name="P7" draw:layer="layout" svg:width="12.06cm" svg:height="0.8cm" svg:x="9.484cm" svg:y="7.839cm">
          <text:p text:style-name="P1"><text:span text:style-name="T3">oltp_read_write</text:span></text:p>
        </draw:rect>
        <draw:rect draw:style-name="gr9" draw:text-style-name="P7" draw:layer="layout" svg:width="9cm" svg:height="0.8cm" svg:x="12.542cm" svg:y="9.077cm">
          <text:p text:style-name="P1"><text:span text:style-name="T3">oltp_read_write</text:span></text:p>
        </draw:rect>
        <draw:frame draw:style-name="gr11" draw:text-style-name="P5" draw:layer="layout" svg:width="2.062cm" svg:height="0.797cm" svg:x="4.163cm" svg:y="6.601cm">
          <draw:text-box>
            <text:p><text:span text:style-name="T1">Task 1</text:span></text:p>
          </draw:text-box>
        </draw:frame>
        <draw:frame draw:style-name="gr11" draw:text-style-name="P5" draw:layer="layout" svg:width="2.062cm" svg:height="0.797cm" svg:x="4.163cm" svg:y="7.84cm">
          <draw:text-box>
            <text:p><text:span text:style-name="T1">Task 2</text:span></text:p>
          </draw:text-box>
        </draw:frame>
        <draw:frame draw:style-name="gr11" draw:text-style-name="P5" draw:layer="layout" svg:width="2.062cm" svg:height="0.797cm" svg:x="4.163cm" svg:y="9.079cm">
          <draw:text-box>
            <text:p><text:span text:style-name="T1">Task 3</text:span></text:p>
          </draw:text-box>
        </draw:frame>
      </draw:page>
      <draw:page draw:name="page3" draw:style-name="dp1" draw:master-page-name="標準">
        <draw:g>
          <draw:custom-shape draw:style-name="gr13" draw:text-style-name="P1" draw:layer="layout" svg:width="1.147cm" svg:height="1.809cm" svg:x="12.945cm" svg:y="6.499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rect draw:style-name="gr14" draw:text-style-name="P1" draw:layer="layout" svg:width="0.842cm" svg:height="2.218cm" svg:x="12.945cm" svg:y="6.32cm">
            <text:p/>
          </draw:rect>
        </draw:g>
        <draw:rect draw:style-name="gr7" draw:text-style-name="P1" draw:layer="layout" svg:width="26.796cm" svg:height="7.264cm" svg:x="1.184cm" svg:y="3.772cm">
          <text:p/>
        </draw:rect>
        <draw:custom-shape draw:style-name="gr3" draw:text-style-name="P2" draw:layer="layout" svg:width="2.727cm" svg:height="1.558cm" svg:x="6.931cm" svg:y="7.112cm">
          <text:p text:style-name="P1"><text:span text:style-name="T1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7" draw:text-style-name="P1" draw:layer="layout" svg:width="7.137cm" svg:height="3.581cm" svg:x="6.276cm" svg:y="5.528cm">
          <text:p/>
        </draw:rect>
        <draw:custom-shape draw:style-name="gr3" draw:text-style-name="P2" draw:layer="layout" svg:width="2.727cm" svg:height="1.558cm" svg:x="18.133cm" svg:y="7.113cm">
          <text:p text:style-name="P1"><text:span text:style-name="T1">data_backup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2.727cm" svg:height="1.558cm" svg:x="15.033cm" svg:y="7.114cm">
          <text:p text:style-name="P1"><text:span text:style-name="T1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7" draw:text-style-name="P1" draw:layer="layout" svg:width="7.137cm" svg:height="3.581cm" svg:x="14.378cm" svg:y="5.528cm">
          <text:p/>
        </draw:rect>
        <draw:custom-shape draw:style-name="gr15" draw:text-style-name="P8" draw:layer="layout" svg:width="3.357cm" svg:height="2.01cm" svg:x="16.599cm" svg:y="5.612cm">
          <text:p text:style-name="P1"><text:span text:style-name="T4">copy</text:span></text:p>
          <text:p text:style-name="P1"><text:span text:style-name="T4"/></text:p>
          <text:p text:style-name="P1"><text:span text:style-name="T4"/></text:p>
          <draw:enhanced-geometry svg:viewBox="0 0 21600 21600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4" draw:style-name="dp1" draw:master-page-name="標準">
        <draw:g>
          <draw:custom-shape draw:style-name="gr13" draw:text-style-name="P1" draw:layer="layout" svg:width="1.147cm" svg:height="1.809cm" svg:x="9.895cm" svg:y="6.57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rect draw:style-name="gr14" draw:text-style-name="P1" draw:layer="layout" svg:width="0.842cm" svg:height="2.218cm" svg:x="9.895cm" svg:y="6.397cm">
            <text:p/>
          </draw:rect>
        </draw:g>
        <draw:g>
          <draw:custom-shape draw:style-name="gr13" draw:text-style-name="P1" draw:layer="layout" svg:width="1.147cm" svg:height="1.809cm" svg:x="18.095cm" svg:y="6.57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rect draw:style-name="gr14" draw:text-style-name="P1" draw:layer="layout" svg:width="0.842cm" svg:height="2.218cm" svg:x="18.095cm" svg:y="6.397cm">
            <text:p/>
          </draw:rect>
        </draw:g>
        <draw:rect draw:style-name="gr7" draw:text-style-name="P1" draw:layer="layout" svg:width="26.796cm" svg:height="9.95cm" svg:x="1.184cm" svg:y="2.938cm">
          <text:p/>
        </draw:rect>
        <draw:custom-shape draw:style-name="gr16" draw:text-style-name="P2" draw:layer="layout" svg:width="2.727cm" svg:height="1.558cm" svg:x="6.831cm" svg:y="6.811cm">
          <text:p text:style-name="P1"><text:span text:style-name="T1">data_backup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2" draw:layer="layout" svg:width="2.727cm" svg:height="1.558cm" svg:x="3.731cm" svg:y="6.812cm">
          <text:p text:style-name="P1"><text:span text:style-name="T1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7" draw:text-style-name="P1" draw:layer="layout" svg:width="7.137cm" svg:height="3.581cm" svg:x="3.076cm" svg:y="5.528cm">
          <text:p/>
        </draw:rect>
        <draw:custom-shape draw:style-name="gr16" draw:text-style-name="P2" draw:layer="layout" svg:width="2.727cm" svg:height="1.558cm" svg:x="15.132cm" svg:y="6.812cm">
          <text:p text:style-name="P1"><text:span text:style-name="T1">data_backup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9" draw:layer="layout" svg:width="2.727cm" svg:height="1.558cm" svg:x="12.032cm" svg:y="6.813cm">
          <text:p text:style-name="P1"><text:span text:style-name="T5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7" draw:text-style-name="P1" draw:layer="layout" svg:width="7.137cm" svg:height="3.581cm" svg:x="11.377cm" svg:y="5.528cm">
          <text:p/>
        </draw:rect>
        <draw:custom-shape draw:style-name="gr16" draw:text-style-name="P2" draw:layer="layout" svg:width="2.727cm" svg:height="1.558cm" svg:x="23.433cm" svg:y="6.813cm">
          <text:p text:style-name="P1"><text:span text:style-name="T1">data_backup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2" draw:layer="layout" svg:width="2.727cm" svg:height="1.558cm" svg:x="20.333cm" svg:y="6.814cm">
          <text:p text:style-name="P1"><text:span text:style-name="T1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7" draw:text-style-name="P1" draw:layer="layout" svg:width="7.137cm" svg:height="3.581cm" svg:x="19.678cm" svg:y="5.528cm">
          <text:p/>
        </draw:rect>
        <draw:frame draw:style-name="gr18" draw:text-style-name="P10" draw:layer="layout" svg:width="2.191cm" svg:height="0.878cm" svg:x="12.344cm" svg:y="5.99cm">
          <draw:text-box>
            <text:p><text:span text:style-name="T6">remove</text:span></text:p>
          </draw:text-box>
        </draw:frame>
        <draw:custom-shape draw:style-name="gr19" draw:text-style-name="P11" draw:layer="layout" svg:width="1.988cm" svg:height="1.758cm" svg:x="22.199cm" svg:y="5.512cm">
          <text:p text:style-name="P1"><text:span text:style-name="T7">copy</text:span></text:p>
          <text:p text:style-name="P1"><text:span text:style-name="T7"/></text:p>
          <text:p text:style-name="P1"><text:span text:style-name="T7"/></text:p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zuki Hironobu</meta:initial-creator>
    <meta:creation-date>2024-04-17T17:59:41</meta:creation-date>
    <dc:date>2024-05-21T09:01:33</dc:date>
    <dc:creator>Suzuki Hironobu</dc:creator>
    <meta:editing-duration>PT11H41M51S</meta:editing-duration>
    <meta:editing-cycles>45</meta:editing-cycles>
    <meta:generator>OpenOffice/4.1.15$Unix OpenOffice.org_project/4115m2$Build-9813</meta:generator>
    <meta:document-statistic meta:object-count="61"/>
  </office:meta>
</office:document-meta>
</file>